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08_07-34-1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8-08_00-58-34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8" office:value-type="string">
            <text:p>2023-08-07_18-50-35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 office:value-type="string">
            <text:p>2023-08-07_21-22-3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8" office:value-type="string">
            <text:p>2023-08-08_13-11-4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07_20-45-04_000.jpg</text:p>
          </table:table-cell>
          <table:table-cell table:style-name="ce26" office:value-type="string">
            <text:p>:PHOTO 記録 / subject=お菓子（お菓子）：「お好みかりんとう」（みんなのおやつ） / location=~ / content=裏面。製品説明欄。,for=重量を変えているかどうか、モニターしたい。製造者が誰か、も。,other=購入先：クリエイト；製造者＝常磐堂製菓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subject=お菓子（お菓子）：「お好みかりんとう」（みんなのおやつ） / location=~ / content=裏面。製品説明欄。,for=重量を変えているかどうか、モニターしたい。製造者が誰か、も。,other=購入先：クリエイト；製造者＝常磐堂製菓">
            <text:p>:PHOTO 記録 / subject=お菓子（お菓子）：「お好みかりんとう」（みんなのおやつ） / location=~ / content=裏面。製品説明欄。,for=重量を変えているかどうか、モニターしたい。製造者が誰か、も。,other=購入先：クリエイト；製造者＝常磐堂製菓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8-07_20-44-51_000.jpg</text:p>
          </table:table-cell>
          <table:table-cell table:style-name="ce26" office:value-type="string">
            <text:p>:PHOTO 記録 / subject=お菓子（お菓子）：「黒かりんとう」（みんなのおやつ） / location=~ / content=裏面。製品説明欄。,for=重量を変えているかどうか、モニターしたい。製造者が誰か、も。,other=購入先：クリエイト；製造者＝夏目製菓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subject=お菓子（お菓子）：「黒かりんとう」（みんなのおやつ） / location=~ / content=裏面。製品説明欄。,for=重量を変えているかどうか、モニターしたい。製造者が誰か、も。,other=購入先：クリエイト；製造者＝夏目製菓">
            <text:p>:PHOTO 記録 / subject=お菓子（お菓子）：「黒かりんとう」（みんなのおやつ） / location=~ / content=裏面。製品説明欄。,for=重量を変えているかどうか、モニターしたい。製造者が誰か、も。,other=購入先：クリエイト；製造者＝夏目製菓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8-08_07-35-5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7" office:value-type="string">
            <text:p>2023-08-07_18-40-45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use:chuu-kan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for=,file-piece-id=~,memo=~,session=hour-18,recording-id=~,other=use:chuu-kan / follow+">
            <text:p>:VIDEO / @自室 / 記録 / jap.flute / 演奏、play / R=1 / genre=melody,for=,file-piece-id=~,memo=~,session=hour-18,recording-id=~,other=use:chuu-kan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8" office:value-type="string">
            <text:p>2023-08-07_18-49-31_000.mp4</text:p>
          </table:table-cell>
          <table:table-cell table:style-name="ce26" office:value-type="string">
            <text:p>:VIDEO / @自室 / 記録 / jap.flute / 演奏、play / R=2 / genre=melody:nihon-like,for=,file-piece-id=~,memo=~,session=hour-18,recording-id=~,other=use:otsu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2 / genre=melody:nihon-like,for=,file-piece-id=~,memo=~,session=hour-18,recording-id=~,other=use:otsu / follow+">
            <text:p>:VIDEO / @自室 / 記録 / jap.flute / 演奏、play / R=2 / genre=melody:nihon-like,for=,file-piece-id=~,memo=~,session=hour-18,recording-id=~,other=use:otsu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10" office:value-type="string">
            <text:p>2023-08-07_18-50-41_000.jpg</text:p>
          </table:table-cell>
          <table:table-cell table:style-name="ce26" office:value-type="string">
            <text:p>:m :篠笛,shinobue #*# / session-memo:session-1 / p.1-&lt;1&gt;:genre=melody:お囃子,key=~,session=hour-18,R=~,tempo=~,file-id=~,for=,loc=0.13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7" office:value-type="string">
            <text:p>2023-08-08_12-35-40_000.jpg</text:p>
          </table:table-cell>
          <table:table-cell table:style-name="ce26" office:value-type="string">
            <text:p>:m 1*2 RES / free# S87DP9 記事読み / id~browser~media~machine=9E46~yan~huan~NT;N4LY~yan~huan~NT / theme=IoT;物聯網;量子計算,content=~,w=軽量級加密算法 / genre=~ / other=memo+:アデニル酸（AMP）；memo+:ヌクレオチド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2 RES / free# S87DP9 記事読み / id~browser~media~machine=9E46~yan~huan~NT;N4LY~yan~huan~NT / theme=IoT;物聯網;量子計算,content=~,w=軽量級加密算法 / genre=~ / other=memo+:アデニル酸（AMP）；memo+:ヌクレオチド;">
            <text:p>:m 1*2 RES / free# S87DP9 記事読み / id~browser~media~machine=9E46~yan~huan~NT;N4LY~yan~huan~NT / theme=IoT;物聯網;量子計算,content=~,w=軽量級加密算法 / genre=~ / other=memo+:アデニル酸（AMP）；memo+:ヌクレオチド;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8" office:value-type="string">
            <text:p>2023-08-08_12-36-03_000.jpg</text:p>
          </table:table-cell>
          <table:table-cell table:style-name="ce26" office:value-type="string">
            <text:p>:m 2*2 RES / free# S87DP9 記事読み / id~browser~media~machine=N4LY~yan~huan~NT;RTF0~yan~huan~NT / theme=量子計算；職業学校：卒業生、就職を希望せず,content=~,w=DNA測序技術（中国語）;総工会労模工匠創新智庫（中国語）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2*2 RES / free# S87DP9 記事読み / id~browser~media~machine=N4LY~yan~huan~NT;RTF0~yan~huan~NT / theme=量子計算；職業学校：卒業生、就職を希望せず,content=~,w=DNA測序技術（中国語）;総工会労模工匠創新智庫（中国語） / genre=~ / other=~">
            <text:p>:m 2*2 RES / free# S87DP9 記事読み / id~browser~media~machine=N4LY~yan~huan~NT;RTF0~yan~huan~NT / theme=量子計算；職業学校：卒業生、就職を希望せず,content=~,w=DNA測序技術（中国語）;総工会労模工匠創新智庫（中国語）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8">2023/08/08</text:date>, <text:time>17:56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8T17:56:17.09</dc:date>
    <dc:creator>岩淵 謙</dc:creator>
    <meta:editing-duration>P58DT2H23M11S</meta:editing-duration>
    <meta:editing-cycles>19391</meta:editing-cycles>
    <meta:document-statistic meta:table-count="2" meta:cell-count="922" meta:object-count="0"/>
    <meta:user-defined meta:name="qrichtext">1</meta:user-defined>
  </office:meta>
</office:document-meta>
</file>